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0231" officeooo:paragraph-rsid="00070231"/>
    </style:style>
    <style:style style:name="T1" style:family="text">
      <style:text-properties officeooo:rsid="000841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ut :</text:h>
      <text:p text:style-name="P1"/>
      <text:p text:style-name="P1">Faire interagir EnigmAdmin, EnigmCreator, EnigmQuestionnaire, projachellos et l’utilisateur entre eux .</text:p>
      <text:p text:style-name="P1"/>
      <text:h text:style-name="Heading_20_2" text:outline-level="2">Interaction :</text:h>
      <text:h text:style-name="Heading_20_2" text:outline-level="2">EnigmApi avec EnigmCreator :</text:h>
      <text:p text:style-name="P1"/>
      <text:p text:style-name="P1">EnigmApi va récupérer des Enigm situés dans EnigmCreator pour former une liste d’enigm prenant en paramétre un niveau et une compétence qui correspondra donc à un questionnaire.</text:p>
      <text:p text:style-name="P1">(EnigmCreator sert donc de BDD pour le projet Enigma)</text:p>
      <text:p text:style-name="P1"/>
      <text:p text:style-name="P1"/>
      <text:h text:style-name="Heading_20_2" text:outline-level="2">EnigmApi avec EnigmAdmin :</text:h>
      <text:p text:style-name="P1"/>
      <text:p text:style-name="P1">EnigmAdmin va contenir toutes les methodes permettant de gérer les données de la BDD(EnigmCreator)</text:p>
      <text:p text:style-name="P1"/>
      <text:p text:style-name="P1">méthodes :</text:p>
      <text:p text:style-name="P1">-save</text:p>
      <text:p text:style-name="P1">-delete</text:p>
      <text:p text:style-name="P1">-sort</text:p>
      <text:p text:style-name="P1">-get</text:p>
      <text:p text:style-name="P1"/>
      <text:h text:style-name="Heading_20_2" text:outline-level="2">EnigmApi avec User:</text:h>
      <text:p text:style-name="P1"/>
      <text:p text:style-name="P1">User correspond à un collaborateur qui recevra un lien grâce à la méthode (createLink) qui retournera un lien unique retournant vers le questionnaire(liste d’enigm).</text:p>
      <text:p text:style-name="P1"/>
      <text:p text:style-name="P1"/>
      <text:h text:style-name="Heading_20_2" text:outline-level="2">EnigmApi avec EnigmQuestionnaire:</text:h>
      <text:p text:style-name="P1"/>
      <text:p text:style-name="P1">EnigmQuestionnaire sera une page affichant le questionnaire(liste d’enigmes) et possédant un bouton sub<text:span text:style-name="T1">m</text:span>it. Et lorsque ce bouton sera pressé <text:span text:style-name="T1">le questionnaire renverra sur une page de résultat sur laquelle sera uniquement affiché le pourcentage de réussite du questionnaire et un bouton retour.Lorsque ce bouton retour sera pressé le questionnaire sera renvoyé à l’api qui stockera le questionnaire dans (jsp)</text:span></text:p>
      <text:p text:style-name="P1"/>
      <text:p text:style-name="P1"/>
      <text:p text:style-name="P1"/>
      <text:p text:style-name="P1"/>
      <text:h text:style-name="Heading_20_2" text:outline-level="2"><text:soft-page-break/>EnigmApi avec <text:span text:style-name="T1">Projet Achellos</text:span> :</text:h>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70231" officeooo:paragraph-rsid="0007023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EnigmApi</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2T08:45:55.689941200</meta:creation-date>
    <dc:date>2025-05-02T09:06:35.179834000</dc:date>
    <meta:editing-duration>PT9M56S</meta:editing-duration>
    <meta:editing-cycles>1</meta:editing-cycles>
    <meta:generator>LibreOffice/25.2.2.2$Windows_X86_64 LibreOffice_project/7370d4be9e3cf6031a51beef54ff3bda878e3fac</meta:generator>
    <meta:document-statistic meta:table-count="0" meta:image-count="0" meta:object-count="0" meta:page-count="2" meta:paragraph-count="19" meta:word-count="174" meta:character-count="1198" meta:non-whitespace-character-count="1043"/>
  </office:meta>
</office:document-meta>
</file>